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53in"/>
    </style:style>
    <style:style style:name="co2" style:family="table-column">
      <style:table-column-properties fo:break-before="auto" style:column-width="0.67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faf46" style:text-align-source="fix" style:repeat-content="false" fo:wrap-option="wrap" style:vertical-align="middl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DejaVu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Good" style:base-cell-address="Sheet1.B8"/>
      <style:map style:condition="cell-content()=2" style:apply-style-name="Neutral" style:base-cell-address="Sheet1.B8"/>
      <style:map style:condition="cell-content()=3" style:apply-style-name="Warning" style:base-cell-address="Sheet1.B8"/>
      <style:map style:condition="cell-content()=4" style:apply-style-name="Bad" style:base-cell-address="Sheet1.B8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map style:condition="cell-content()=1" style:apply-style-name="Good" style:base-cell-address="Sheet1.B8"/>
      <style:map style:condition="cell-content()=2" style:apply-style-name="Neutral" style:base-cell-address="Sheet1.B8"/>
      <style:map style:condition="cell-content()=3" style:apply-style-name="Warning" style:base-cell-address="Sheet1.B8"/>
      <style:map style:condition="cell-content()=4" style:apply-style-name="Bad" style:base-cell-address="Sheet1.B8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1" style:apply-style-name="Good" style:base-cell-address="Sheet1.B8"/>
      <style:map style:condition="cell-content()=2" style:apply-style-name="Neutral" style:base-cell-address="Sheet1.B8"/>
      <style:map style:condition="cell-content()=3" style:apply-style-name="Warning" style:base-cell-address="Sheet1.B8"/>
      <style:map style:condition="cell-content()=4" style:apply-style-name="Bad" style:base-cell-address="Sheet1.B8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5" style:family="table-cell" style:parent-style-name="Default" style:data-style-name="N37"/>
    <style:style style:name="ce16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3" table:default-cell-style-name="ce11"/>
        <table:table-column table:style-name="co3" table:number-columns-repeated="1010" table:default-cell-style-name="ce5"/>
        <table:table-row table:style-name="ro1">
          <table:table-cell table:style-name="ce1" office:value-type="string" calcext:value-type="string">
            <text:p>ye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mayb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rather not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5"/>
          <table:table-cell table:style-name="ce30" office:value-type="string" calcext:value-type="string">
            <text:p>Tobias’ presenter</text:p>
          </table:table-cell>
          <table:table-cell table:style-name="ce6" table:number-columns-repeated="3"/>
          <table:table-cell table:style-name="ce30" office:value-type="string" calcext:value-type="string">
            <text:p>Studenten von Christian Ende Feb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 table:style-name="ce10" office:value-type="string" calcext:value-type="string">
            <text:p>Shubhaditya Burela</text:p>
          </table:table-cell>
          <table:table-cell table:style-name="ce6" table:number-columns-repeated="3"/>
          <table:table-cell table:style-name="ce34" office:value-type="string" calcext:value-type="string" table:number-columns-spanned="3" table:number-rows-spanned="1">
            <text:p>Marie Bolz, … Yi</text:p>
          </table:table-cell>
          <table:covered-table-cell table:number-columns-repeated="2" table:style-name="ce6"/>
          <table:table-cell table:number-columns-repeated="1010"/>
        </table:table-row>
        <table:table-row table:style-name="ro1">
          <table:table-cell table:style-name="ce1"/>
          <table:table-cell table:style-name="ce6" table:number-columns-repeated="13"/>
          <table:table-cell table:number-columns-repeated="1010"/>
        </table:table-row>
        <table:table-row table:style-name="ro2">
          <table:table-cell table:style-name="ce13" office:value-type="string" calcext:value-type="string">
            <text:p>Date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26" office:value-type="date" office:date-value="2022-10-27" calcext:value-type="date">
            <text:p>10/27/22</text:p>
          </table:table-cell>
          <table:table-cell table:style-name="ce26" office:value-type="date" office:date-value="2022-11-03" calcext:value-type="date">
            <text:p>11/03/22</text:p>
          </table:table-cell>
          <table:table-cell table:style-name="ce26" office:value-type="date" office:date-value="2022-11-10" calcext:value-type="date">
            <text:p>11/10/22</text:p>
          </table:table-cell>
          <table:table-cell table:style-name="ce26" office:value-type="date" office:date-value="2022-11-17" calcext:value-type="date">
            <text:p>11/17/22</text:p>
          </table:table-cell>
          <table:table-cell table:style-name="ce26" office:value-type="date" office:date-value="2022-12-01" calcext:value-type="date">
            <text:p>12/01/22</text:p>
          </table:table-cell>
          <table:table-cell table:style-name="ce26" office:value-type="date" office:date-value="2022-12-08" calcext:value-type="date">
            <text:p>12/08/22</text:p>
          </table:table-cell>
          <table:table-cell table:style-name="ce26" office:value-type="date" office:date-value="2022-12-15" calcext:value-type="date">
            <text:p>12/15/22</text:p>
          </table:table-cell>
          <table:table-cell table:style-name="ce26" office:value-type="date" office:date-value="2023-01-12" calcext:value-type="date">
            <text:p>01/12/23</text:p>
          </table:table-cell>
          <table:table-cell table:style-name="ce26" office:value-type="date" office:date-value="2023-01-19" calcext:value-type="date">
            <text:p>01/19/23</text:p>
          </table:table-cell>
          <table:table-cell table:style-name="ce26" office:value-type="date" office:date-value="2023-01-26" calcext:value-type="date">
            <text:p>01/26/23</text:p>
          </table:table-cell>
          <table:table-cell table:style-name="ce26" office:value-type="date" office:date-value="2023-02-02" calcext:value-type="date">
            <text:p>02/02/23</text:p>
          </table:table-cell>
          <table:table-cell table:style-name="ce26" office:value-type="date" office:date-value="2023-02-09" calcext:value-type="date">
            <text:p>02/09/23</text:p>
          </table:table-cell>
          <table:table-cell table:style-name="ce26" office:value-type="date" office:date-value="2023-02-16" calcext:value-type="date">
            <text:p>02/16/23</text:p>
          </table:table-cell>
          <table:table-cell table:style-name="ce35" office:value-type="date" office:date-value="2022-10-27" calcext:value-type="date">
            <text:p>10/27/22</text:p>
          </table:table-cell>
          <table:table-cell table:style-name="ce16" table:number-columns-repeated="7"/>
          <table:table-cell table:number-columns-repeated="1002"/>
        </table:table-row>
        <table:table-row table:style-name="ro3">
          <table:table-cell table:style-name="ce19" office:value-type="string" calcext:value-type="string">
            <text:p>Riccardo 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35" office:value-type="date" office:date-value="2022-11-03" calcext:value-type="date">
            <text:p>11/03/22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Karim </text:p>
          </table:table-cell>
          <table:table-cell table:number-columns-repeated="7"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35" office:value-type="date" office:date-value="2022-11-10" calcext:value-type="date">
            <text:p>11/10/22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Eshwar </text:p>
          </table:table-cell>
          <table:table-cell table:number-columns-repeated="6"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35" office:value-type="date" office:date-value="2022-11-17" calcext:value-type="date">
            <text:p>11/17/22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Dorothea 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style-name="ce35" office:value-type="date" office:date-value="2022-12-01" calcext:value-type="date">
            <text:p>12/01/22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Art Pelling 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35" office:value-type="date" office:date-value="2022-12-08" calcext:value-type="date">
            <text:p>12/08/22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Alessandro </text:p>
          </table:table-cell>
          <table:table-cell table:number-columns-repeated="6"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date" office:date-value="2022-12-15" calcext:value-type="date">
            <text:p>12/15/22</text:p>
          </table:table-cell>
          <table:table-cell table:number-columns-repeated="1009"/>
        </table:table-row>
        <table:table-row table:style-name="ro3">
          <table:table-cell table:style-name="ce19" office:value-type="string" calcext:value-type="string">
            <text:p>Jesper </text:p>
          </table:table-cell>
          <table:table-cell table:style-name="ce8" table:number-columns-repeated="8"/>
          <table:table-cell table:number-columns-repeated="3" table:style-name="ce8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5" office:value-type="date" office:date-value="2023-01-12" calcext:value-type="date">
            <text:p>01/12/23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Bernhar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5" office:value-type="date" office:date-value="2023-01-19" calcext:value-type="date">
            <text:p>01/19/2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2">
            <text:p>Suggested presenter</text:p>
          </table:table-cell>
          <table:table-cell table:style-name="ce9" table:number-columns-repeated="3"/>
          <table:table-cell table:style-name="ce9" table:formula="of:=[.A11]" office:value-type="string" office:string-value="Dorothea " calcext:value-type="string">
            <text:p>Dorothea </text:p>
          </table:table-cell>
          <table:table-cell table:style-name="ce9" table:number-columns-repeated="2"/>
          <table:table-cell table:style-name="ce9" table:formula="of:=[.A10]" office:value-type="string" office:string-value="Eshwar " calcext:value-type="string">
            <text:p>Eshwar </text:p>
          </table:table-cell>
          <table:table-cell table:style-name="ce9" table:formula="of:=[.A8]" office:value-type="string" office:string-value="Riccardo " calcext:value-type="string">
            <text:p>Riccardo </text:p>
          </table:table-cell>
          <table:table-cell table:style-name="ce9"/>
          <table:table-cell table:style-name="ce9" table:formula="of:=[.A9]" office:value-type="string" office:string-value="Karim " calcext:value-type="string">
            <text:p>Karim </text:p>
          </table:table-cell>
          <table:table-cell table:style-name="ce10"/>
          <table:table-cell table:style-name="ce9" table:formula="of:=[.A14]" office:value-type="string" office:string-value="Jesper " calcext:value-type="string">
            <text:p>Jesper </text:p>
          </table:table-cell>
          <table:table-cell table:style-name="ce9" table:formula="of:=[.A13]" office:value-type="string" office:string-value="Alessandro " calcext:value-type="string">
            <text:p>Alessandro </text:p>
          </table:table-cell>
          <table:table-cell table:style-name="ce35" office:value-type="date" office:date-value="2023-01-26" calcext:value-type="date">
            <text:p>01/26/23</text:p>
          </table:table-cell>
          <table:table-cell table:number-columns-repeated="1009"/>
        </table:table-row>
        <table:table-row table:style-name="ro1">
          <table:covered-table-cell table:style-name="Default"/>
          <table:table-cell table:style-name="ce10" table:number-columns-repeated="3"/>
          <table:table-cell table:style-name="ce9" table:formula="of:=[.A15]" office:value-type="string" office:string-value="Bernhard" calcext:value-type="string">
            <text:p>Bernhard</text:p>
          </table:table-cell>
          <table:table-cell table:style-name="ce10" table:number-columns-repeated="2"/>
          <table:table-cell table:style-name="ce10" office:value-type="string" calcext:value-type="string">
            <text:p>Art</text:p>
          </table:table-cell>
          <table:table-cell table:style-name="ce10" table:number-columns-repeated="6"/>
          <table:table-cell table:style-name="ce35" office:value-type="date" office:date-value="2023-02-02" calcext:value-type="date">
            <text:p>02/02/2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2">
            <text:p>Confirmed presenter</text:p>
          </table:table-cell>
          <table:table-cell table:style-name="ce6" table:number-columns-repeated="13"/>
          <table:table-cell table:style-name="ce35" office:value-type="date" office:date-value="2023-02-09" calcext:value-type="date">
            <text:p>02/09/23</text:p>
          </table:table-cell>
          <table:table-cell table:number-columns-repeated="1009"/>
        </table:table-row>
        <table:table-row table:style-name="ro1">
          <table:covered-table-cell table:style-name="Default"/>
          <table:table-cell table:style-name="ce6" table:number-columns-repeated="13"/>
          <table:table-cell table:style-name="ce35" office:value-type="date" office:date-value="2023-02-16" calcext:value-type="date">
            <text:p>02/16/23</text:p>
          </table:table-cell>
          <table:table-cell table:number-columns-repeated="1009"/>
        </table:table-row>
        <table:table-row table:style-name="ro1" table:number-rows-repeated="7">
          <table:table-cell table:style-name="Default"/>
          <table:table-cell table:style-name="ce6" table:number-columns-repeated="13"/>
          <table:table-cell table:number-columns-repeated="101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6:Sheet1.K16 Sheet1.M16:Sheet1.N16 Sheet1.E17:Sheet1.E17 Sheet1.B8:Sheet1.N15">
            <calcext:condition calcext:apply-style-name="Good" calcext:value="=1" calcext:base-cell-address="Sheet1.B8"/>
            <calcext:condition calcext:apply-style-name="Neutral" calcext:value="=2" calcext:base-cell-address="Sheet1.B8"/>
            <calcext:condition calcext:apply-style-name="Warning" calcext:value="=3" calcext:base-cell-address="Sheet1.B8"/>
            <calcext:condition calcext:apply-style-name="Bad" calcext:value="=4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ext-properties fo:color="#224b12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7:10:59.356273685</meta:creation-date>
    <dc:date>2022-10-25T09:14:47.052183162</dc:date>
    <meta:editing-duration>PT4H4M9S</meta:editing-duration>
    <meta:editing-cycles>6</meta:editing-cycles>
    <meta:generator>LibreOffice/7.3.6.2$Linux_X86_64 LibreOffice_project/30$Build-2</meta:generator>
    <meta:document-statistic meta:table-count="1" meta:cell-count="166" meta:object-count="0"/>
  </office:meta>
</office:document-meta>
</file>